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Реферат">
      <style:paragraph-properties fo:margin-left="0cm" fo:margin-right="0cm" fo:margin-top="0cm" fo:margin-bottom="0.212cm" loext:contextual-spacing="false" fo:line-height="150%" fo:text-align="end" style:justify-single-word="false" fo:orphans="2" fo:widows="2" fo:text-indent="0cm" style:auto-text-indent="false"/>
      <style:text-properties fo:language="ru" fo:country="RU" officeooo:paragraph-rsid="001cae2e"/>
    </style:style>
    <style:style style:name="P2" style:family="paragraph" style:parent-style-name="Реферат">
      <style:text-properties fo:language="ru" fo:country="RU"/>
    </style:style>
    <style:style style:name="P3" style:family="paragraph" style:parent-style-name="Реферат">
      <style:paragraph-properties fo:text-align="center" style:justify-single-word="false"/>
      <style:text-properties fo:language="ru" fo:country="RU" officeooo:paragraph-rsid="001cae2e"/>
    </style:style>
    <style:style style:name="P4" style:family="paragraph" style:parent-style-name="Реферат">
      <style:paragraph-properties fo:text-align="center" style:justify-single-word="false"/>
      <style:text-properties officeooo:paragraph-rsid="001cae2e"/>
    </style:style>
    <style:style style:name="P5" style:family="paragraph" style:parent-style-name="Реферат">
      <style:text-properties fo:font-weight="bold" officeooo:rsid="001cae2e" officeooo:paragraph-rsid="001cae2e" style:font-weight-asian="bold" style:font-weight-complex="bold"/>
    </style:style>
    <style:style style:name="P6" style:family="paragraph" style:parent-style-name="Реферат">
      <style:paragraph-properties fo:text-align="start" style:justify-single-word="false"/>
      <style:text-properties officeooo:rsid="001cae2e" officeooo:paragraph-rsid="002a39c9"/>
    </style:style>
    <style:style style:name="P7" style:family="paragraph" style:parent-style-name="Реферат">
      <style:paragraph-properties fo:text-align="start" style:justify-single-word="false"/>
      <style:text-properties officeooo:rsid="001cae2e" officeooo:paragraph-rsid="001cae2e"/>
    </style:style>
    <style:style style:name="P8" style:family="paragraph" style:parent-style-name="Реферат">
      <style:text-properties fo:font-style="normal" officeooo:rsid="002a7b12" officeooo:paragraph-rsid="002a7b12" style:font-style-asian="normal" style:font-style-complex="normal"/>
    </style:style>
    <style:style style:name="P9" style:family="paragraph" style:parent-style-name="Реферат">
      <style:text-properties fo:font-style="normal" officeooo:rsid="002a7b12" officeooo:paragraph-rsid="002b94c4" style:font-style-asian="normal" style:font-style-complex="normal"/>
    </style:style>
    <style:style style:name="P10" style:family="paragraph" style:parent-style-name="Реферат">
      <style:paragraph-properties fo:margin-left="0cm" fo:margin-right="0cm" fo:margin-top="0cm" fo:margin-bottom="0.212cm" loext:contextual-spacing="false" fo:line-height="150%" fo:text-align="end" style:justify-single-word="false" fo:orphans="2" fo:widows="2" fo:text-indent="7.5cm" style:auto-text-indent="false"/>
      <style:text-properties fo:language="ru" fo:country="RU" officeooo:paragraph-rsid="001cae2e"/>
    </style:style>
    <style:style style:name="P11" style:family="paragraph" style:parent-style-name="Реферат">
      <style:paragraph-properties fo:break-before="page"/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ru" fo:country="RU" officeooo:paragraph-rsid="001cae2e"/>
    </style:style>
    <style:style style:name="P13" style:family="paragraph" style:parent-style-name="Standard">
      <style:text-properties fo:language="en" fo:country="US" fo:font-style="italic" officeooo:paragraph-rsid="001cae2e" style:font-style-asian="italic" style:font-size-complex="14pt" style:font-style-complex="italic"/>
    </style:style>
    <style:style style:name="P14" style:family="paragraph" style:parent-style-name="Реферат" style:master-page-name="Standard">
      <style:paragraph-properties fo:text-align="center" style:justify-single-word="false" style:page-number="auto"/>
      <style:text-properties fo:language="ru" fo:country="RU" officeooo:paragraph-rsid="001cae2e"/>
    </style:style>
    <style:style style:name="P15" style:family="paragraph" style:parent-style-name="Реферат">
      <style:text-properties fo:language="ru" fo:country="RU" officeooo:rsid="001dea7c" officeooo:paragraph-rsid="002a39c9" style:font-size-complex="14pt"/>
    </style:style>
    <style:style style:name="P16" style:family="paragraph" style:parent-style-name="Реферат">
      <style:text-properties fo:font-style="normal" officeooo:rsid="002a7b12" officeooo:paragraph-rsid="002b94c4" style:font-style-asian="normal" style:font-style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ae2e"/>
    </style:style>
    <style:style style:name="T3" style:family="text">
      <style:text-properties fo:language="ru" fo:country="RU" style:font-size-complex="14pt"/>
    </style:style>
    <style:style style:name="T4" style:family="text">
      <style:text-properties fo:language="en" fo:country="US" fo:font-style="italic" style:font-style-asian="italic" style:font-size-complex="14pt" style:font-style-complex="italic"/>
    </style:style>
    <style:style style:name="T5" style:family="text">
      <style:text-properties fo:language="en" fo:country="US" style:font-size-complex="14pt"/>
    </style:style>
    <style:style style:name="T6" style:family="text">
      <style:text-properties fo:font-size="9pt" fo:language="en" fo:country="US" style:font-size-asian="9pt" style:font-size-complex="9pt"/>
    </style:style>
    <style:style style:name="T7" style:family="text">
      <style:text-properties style:font-size-complex="14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-1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Федеральное государственное бюджетное образовательное учреждение высшего профессионального образования</text:p>
      <text:p text:style-name="P3">Московский государственный технический университет</text:p>
      <text:p text:style-name="P3">имени Н. Э. Баумана</text:p>
      <text:p text:style-name="P3"/>
      <text:p text:style-name="P3"/>
      <text:p text:style-name="P3"/>
      <text:p text:style-name="P3"/>
      <text:p text:style-name="P4"><text:span text:style-name="T1">Лабораторная работа №</text:span><text:span text:style-name="T2">3</text:span></text:p>
      <text:p text:style-name="P3">«Теория формальных языков»</text:p>
      <text:p text:style-name="P3">Вариант 1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Студент группы <text:s/>ИУ9-52</text:p>
      <text:p text:style-name="P10">Карькин А. И.</text:p>
      <text:p text:style-name="P1"><text:tab/><text:tab/>Преподаватель:</text:p>
      <text:p text:style-name="P1">Магазов С.С.</text:p>
      <text:p text:style-name="P11">Задание <text:s/>1</text:p>
      <text:p text:style-name="P2">Построить детерминированный <text:s/>МП-автомат <text:s/>распознающий язык:</text:p>
      <text:p text:style-name="P13">11.</text:p>
      <text:p text:style-name="P12"><text:span text:style-name="T4">R </text:span><text:span text:style-name="T5">→ </text:span><text:span text:style-name="T4">a </text:span><text:span text:style-name="T5">| </text:span><text:span text:style-name="T4">RR </text:span><text:span text:style-name="T5">| </text:span><text:span text:style-name="T4">R</text:span><text:span text:style-name="T6">* </text:span><text:span text:style-name="T5">| </text:span><text:span text:style-name="T4">R </text:span><text:span text:style-name="T5">″|″ </text:span><text:span text:style-name="T4">R </text:span><text:span text:style-name="T5">| ( </text:span><text:span text:style-name="T4">R </text:span><text:span text:style-name="T5">) | </text:span><text:span text:style-name="T7">ε</text:span></text:p>
      <text:p text:style-name="Реферат"/>
      <text:p text:style-name="P5">Решение</text:p>
      <text:p text:style-name="P7">Пусть дана КС-грамматика G = ({<text:span text:style-name="T8">a</text:span>, <text:span text:style-name="T8">"</text:span>, <text:span text:style-name="T8">(</text:span>, <text:span text:style-name="T8">)</text:span>}, {R}, R, P). P — множество правил:<text:line-break/><text:span text:style-name="T4">R </text:span><text:span text:style-name="T5">→ </text:span><text:span text:style-name="T4">a </text:span><text:span text:style-name="T5">| </text:span><text:span text:style-name="T4">RR </text:span><text:span text:style-name="T5">| </text:span><text:span text:style-name="T4">R</text:span><text:span text:style-name="T6">* </text:span><text:span text:style-name="T5">| </text:span><text:span text:style-name="T4">R </text:span><text:span text:style-name="T5">″|″ </text:span><text:span text:style-name="T4">R </text:span><text:span text:style-name="T5">| ( </text:span><text:span text:style-name="T4">R </text:span><text:span text:style-name="T5">) | </text:span><text:span text:style-name="T3">ε.</text:span></text:p>
      <text:p text:style-name="P6"><text:span text:style-name="T3">Тогда по данной грамматике можно построить автомат </text:span><text:span text:style-name="T3"><draw:frame draw:style-name="fr1" draw:name="Object1" text:anchor-type="as-char" svg:y="-0.437cm" svg:width="13.834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s/></text:span></text:p>
      <text:p text:style-name="P15">со следующими правилами перехода:</text:p>
      <text:p text:style-name="P8"><draw:frame draw:style-name="fr2" draw:name="Object4" text:anchor-type="as-char" svg:y="-0.386cm" svg:width="3.313cm" svg:height="0.508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2" draw:name="Object5" text:anchor-type="as-char" svg:y="-0.386cm" svg:width="3.316cm" svg:height="0.508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9"><draw:frame draw:style-name="fr2" draw:name="Object6" text:anchor-type="as-char" svg:y="-0.386cm" svg:width="3.276cm" svg:height="0.508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9"><draw:frame draw:style-name="fr2" draw:name="Object7" text:anchor-type="as-char" svg:y="-0.386cm" svg:width="3.036cm" svg:height="0.508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2" draw:name="Object8" text:anchor-type="as-char" svg:y="-0.386cm" svg:width="3.201cm" svg:height="0.508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2" draw:name="Object2" text:anchor-type="as-char" svg:y="-0.386cm" svg:width="3.634cm" svg:height="0.54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9"><draw:frame draw:style-name="fr2" draw:name="Object3" text:anchor-type="as-char" svg:y="-0.386cm" svg:width="3.089cm" svg:height="0.508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Реферат" style:family="paragraph" style:parent-style-name="Text_20_body_20_inden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page"/>
      <style:text-properties style:font-name="Times New Roman Cyr" fo:font-family="'Times New Roman Cyr'" style:font-family-generic="roman" style:font-pitch="variable" fo:font-size="14pt" fo:language="ru" fo:country="RU" style:font-size-asian="14pt" style:font-name-complex="Times New Roman Cyr" style:font-family-complex="'Times New Roman Cyr'" style:font-family-generic-complex="roman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ormula-1" style:family="graphic" style:parent-style-name="Formula" style:auto-update="true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9:49.077570822</meta:creation-date>
    <dc:date>2017-12-30T14:41:52.325483091</dc:date>
    <meta:editing-duration>PT2H29M48S</meta:editing-duration>
    <meta:editing-cycles>11</meta:editing-cycles>
    <meta:generator>LibreOffice/5.4.1.2$Linux_X86_64 LibreOffice_project/40m0$Build-2</meta:generator>
    <meta:document-statistic meta:table-count="0" meta:image-count="0" meta:object-count="8" meta:page-count="2" meta:paragraph-count="25" meta:word-count="102" meta:character-count="609" meta:non-whitespace-character-count="516"/>
  </office:meta>
</office:document-meta>
</file>

<file path=Object 1/content.xml><?xml version="1.0" encoding="utf-8"?>
<math xmlns="http://www.w3.org/1998/Math/MathML" display="block">
  <semantics>
    <mrow>
      <msub>
        <mi>M</mi>
        <mi>G</mi>
      </msub>
      <mo stretchy="false">=</mo>
      <mrow>
        <mo fence="true" stretchy="false">(</mo>
        <mrow>
          <mrow>
            <mrow>
              <mi mathvariant="normal">Σ</mi>
              <mo stretchy="false">=</mo>
              <mo stretchy="false">{</mo>
            </mrow>
            <mtext>a</mtext>
            <mi>,</mi>
            <mtext>*</mtext>
            <mi>,</mi>
            <mtext>"</mtext>
            <mi>,</mi>
            <mtext>(</mtext>
            <mi>,</mi>
            <mtext>)</mtext>
            <mo stretchy="false">}</mo>
            <mi>,</mi>
            <mrow>
              <mi>Г</mi>
              <mo stretchy="false">=</mo>
              <mo stretchy="false">{</mo>
            </mrow>
            <mi>R</mi>
            <mi>,</mi>
            <msub>
              <mi>Z</mi>
              <mn>0</mn>
            </msub>
            <mrow>
              <mo stretchy="false">}</mo>
              <mo stretchy="false">∪</mo>
              <mi mathvariant="normal">Σ</mi>
            </mrow>
            <mi>,</mi>
            <mi>Q</mi>
            <mi>,</mi>
            <mrow>
              <mi>T</mi>
              <mo stretchy="false">⊂</mo>
              <mi>Q</mi>
            </mrow>
            <mi>,</mi>
            <msub>
              <mi>Z</mi>
              <mn>0</mn>
            </msub>
            <mi>,</mi>
            <mi>σ</mi>
            <mi mathvariant="normal">:</mi>
            <mrow>
              <mrow>
                <mi>Q</mi>
                <mo stretchy="false">×</mo>
                <mi mathvariant="normal">Σ</mi>
              </mrow>
              <mo stretchy="false">∪</mo>
              <mo stretchy="false">{</mo>
            </mrow>
            <mi>ϵ</mi>
            <mrow>
              <mo stretchy="false">}</mo>
              <mo stretchy="false">×</mo>
              <mi>Г</mi>
            </mrow>
            <mo stretchy="false">→</mo>
            <mrow>
              <msup>
                <mn>2</mn>
                <mi>Q</mi>
              </msup>
              <mo stretchy="false">×</mo>
              <msup>
                <mi>Г</mi>
                <mtext>*</mtext>
              </msup>
            </mrow>
          </mrow>
        </mrow>
        <mo fence="true" stretchy="false">)</mo>
      </mrow>
    </mrow>
    <annotation encoding="StarMath 5.0">M_G = ( %SIGMA = \{"a", "*", "\"", "(", ")" \}, Г = \{ R, Z_0 \} union %SIGMA, Q, T subset Q, Z_{0}, %sigma: Q times %SIGMA union \{ %epsilon \} times Г -&gt; 2^{Q} times Г^{"*"}  )</annotation>
  </semantics>
</math>
</file>

<file path=Object 2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i>ϵ</mi>
              <mi>,</mi>
              <mi mathvariant="normal">∅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>f</mi>
              </msub>
              <mi>,</mi>
              <msub>
                <mi>Z</mi>
                <mn>0</mn>
              </msub>
            </mrow>
          </mrow>
          <mo fence="true" stretchy="false">)</mo>
        </mrow>
      </mrow>
    </mrow>
    <annotation encoding="StarMath 5.0">%sigma(q, %epsilon, emptyset) = (q_f, Z_0)</annotation>
  </semantics>
</math>
</file>

<file path=Object 3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i>ϵ</mi>
              <mi>,</mi>
              <mi>ϵ</mi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text>)</mtext>
            </mrow>
          </mrow>
          <mo fence="true" stretchy="false">)</mo>
        </mrow>
      </mrow>
    </mrow>
    <annotation encoding="StarMath 5.0">%sigma(q, %epsilon, %epsilon) = (q, ")")</annotation>
  </semantics>
</math>
</file>

<file path=Object 4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a</mtext>
              <mi>,</mi>
              <mi mathvariant="normal">∅</mi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i>ϵ</mi>
            </mrow>
          </mrow>
          <mo fence="true" stretchy="false">)</mo>
        </mrow>
      </mrow>
    </mrow>
    <annotation encoding="StarMath 5.0">%sigma(q, "a", emptyset) = (q, %epsilon)</annotation>
  </semantics>
</math>
</file>

<file path=Object 5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*</mtext>
              <mi>,</mi>
              <mi mathvariant="normal">∅</mi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i>ϵ</mi>
            </mrow>
          </mrow>
          <mo fence="true" stretchy="false">)</mo>
        </mrow>
      </mrow>
    </mrow>
    <annotation encoding="StarMath 5.0">%sigma(q, "*", emptyset) = (q, %epsilon)</annotation>
  </semantics>
</math>
</file>

<file path=Object 6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"</mtext>
              <mi>,</mi>
              <mi mathvariant="normal">∅</mi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i>ϵ</mi>
            </mrow>
          </mrow>
          <mo fence="true" stretchy="false">)</mo>
        </mrow>
      </mrow>
    </mrow>
    <annotation encoding="StarMath 5.0">%sigma(q, "\"", emptyset) = (q, %epsilon)</annotation>
  </semantics>
</math>
</file>

<file path=Object 7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(</mtext>
              <mi>,</mi>
              <mtext>(</mtext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i>ϵ</mi>
            </mrow>
          </mrow>
          <mo fence="true" stretchy="false">)</mo>
        </mrow>
      </mrow>
    </mrow>
    <annotation encoding="StarMath 5.0">%sigma(q, "(", "(") = (q, %epsilon)</annotation>
  </semantics>
</math>
</file>

<file path=Object 8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)</mtext>
              <mi>,</mi>
              <mi mathvariant="normal">∅</mi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text>(</mtext>
            </mrow>
          </mrow>
          <mo fence="true" stretchy="false">)</mo>
        </mrow>
      </mrow>
    </mrow>
    <annotation encoding="StarMath 5.0">%sigma(q, ")", emptyset) = (q, "(")</annotation>
  </semantics>
</math>
</file>